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135f"/>
    </style:style>
    <style:style style:name="P2" style:family="paragraph" style:parent-style-name="Text_20_body">
      <style:text-properties officeooo:paragraph-rsid="0018ad53"/>
    </style:style>
    <style:style style:name="P3" style:family="paragraph" style:parent-style-name="Text_20_body">
      <style:text-properties officeooo:rsid="001b40b2" officeooo:paragraph-rsid="001b40b2"/>
    </style:style>
    <style:style style:name="P4" style:family="paragraph" style:parent-style-name="Text_20_body">
      <style:text-properties officeooo:paragraph-rsid="001b5b3a"/>
    </style:style>
    <style:style style:name="P5" style:family="paragraph" style:parent-style-name="Text_20_body">
      <style:text-properties officeooo:paragraph-rsid="00206a2f"/>
    </style:style>
    <style:style style:name="P6" style:family="paragraph" style:parent-style-name="Heading_20_1">
      <style:text-properties officeooo:paragraph-rsid="0015135f"/>
    </style:style>
    <style:style style:name="P7" style:family="paragraph" style:parent-style-name="Heading_20_2">
      <style:text-properties officeooo:rsid="0015135f" officeooo:paragraph-rsid="0015135f"/>
    </style:style>
    <style:style style:name="P8" style:family="paragraph" style:parent-style-name="Heading_20_2">
      <style:text-properties officeooo:rsid="001b5b3a" officeooo:paragraph-rsid="001b5b3a"/>
    </style:style>
    <style:style style:name="P9" style:family="paragraph" style:parent-style-name="Heading_20_3">
      <style:text-properties officeooo:rsid="0015135f"/>
    </style:style>
    <style:style style:name="P10" style:family="paragraph" style:parent-style-name="Heading_20_3">
      <style:text-properties officeooo:rsid="0015135f" officeooo:paragraph-rsid="0015135f"/>
    </style:style>
    <style:style style:name="P11" style:family="paragraph" style:parent-style-name="Heading_20_3">
      <style:text-properties officeooo:rsid="0018ad53" officeooo:paragraph-rsid="0018ad53"/>
    </style:style>
    <style:style style:name="P12" style:family="paragraph" style:parent-style-name="Heading_20_3">
      <style:text-properties officeooo:rsid="001b40b2"/>
    </style:style>
    <style:style style:name="P13" style:family="paragraph" style:parent-style-name="Heading_20_3">
      <style:text-properties officeooo:rsid="001b40b2" officeooo:paragraph-rsid="001b40b2"/>
    </style:style>
    <style:style style:name="T1" style:family="text">
      <style:text-properties officeooo:rsid="0015135f"/>
    </style:style>
    <style:style style:name="T2" style:family="text">
      <style:text-properties officeooo:rsid="0016b705"/>
    </style:style>
    <style:style style:name="T3" style:family="text">
      <style:text-properties officeooo:rsid="0018ad5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9ccbc" style:font-style-asian="normal" style:font-style-complex="normal"/>
    </style:style>
    <style:style style:name="T6" style:family="text">
      <style:text-properties fo:font-style="normal" officeooo:rsid="0015135f" style:font-style-asian="normal" style:font-style-complex="normal"/>
    </style:style>
    <style:style style:name="T7" style:family="text">
      <style:text-properties officeooo:rsid="001b5b3a"/>
    </style:style>
    <style:style style:name="T8" style:family="text">
      <style:text-properties officeooo:rsid="001c3a8c"/>
    </style:style>
    <style:style style:name="T9" style:family="text">
      <style:text-properties officeooo:rsid="001db066"/>
    </style:style>
    <style:style style:name="T10" style:family="text">
      <style:text-properties officeooo:rsid="00206a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Comparison between the</text:span> <text:span text:style-name="Caret">caret</text:span> and <text:span text:style-name="Predict">predict</text:span> packa<text:span text:style-name="T1">ges</text:span></text:h>
      <text:h text:style-name="P7" text:outline-level="2">Implementation</text:h>
      <text:p text:style-name="P1"><text:span text:style-name="T1">Function references are displayed as </text:span><text:span text:style-name="Caret">caret</text:span><text:span text:style-name="T1"> vs </text:span><text:span text:style-name="Predict">predict</text:span><text:span text:style-name="T1">. </text:span><text:span text:style-name="T8">Blue means </text:span><text:span text:style-name="Code">base</text:span><text:span text:style-name="T8"> R.</text:span></text:p>
      <text:h text:style-name="P9" text:outline-level="3">Extracting random subsets of observations</text:h>
      <text:p text:style-name="P1"><text:span text:style-name="Caret">createDataPartition()</text:span><text:span text:style-name="T1"> </text:span><text:span text:style-name="T8">and </text:span><text:span text:style-name="Caret"><text:span text:style-name="T9">trainCo</text:span></text:span><text:span text:style-name="Caret">ntrol</text:span><text:span text:style-name="Caret"><text:span text:style-name="T9">(</text:span></text:span><text:span text:style-name="Caret">)</text:span><text:span text:style-name="T8"> </text:span><text:span text:style-name="T1">vs </text:span><text:span text:style-name="Code">sample</text:span><text:span text:style-name="T8"> and</text:span><text:span text:style-name="T1"> </text:span><text:span text:style-name="Predict">?resample.crossval</text:span><text:span text:style-name="T4"> </text:span><text:span text:style-name="T5">functions</text:span><text:span text:style-name="T6">.</text:span><text:span text:style-name="T4"> </text:span><text:span text:style-name="T6">Both maintain balanced class sizes for</text:span><text:span text:style-name="T1"> factorial response, but care</text:span><text:span text:style-name="T7">t </text:span><text:span text:style-name="T1">also has some fancy stuff on how to select numeric values in a balanced way.</text:span></text:p>
      <text:h text:style-name="P10" text:outline-level="3">Descriptor analysis</text:h>
      <text:p text:style-name="P1"><text:span text:style-name="T1">Refered to as “predictors” in th</text:span>e caret paper. <text:span text:style-name="T7">C</text:span>aret has a t<text:span text:style-name="T1">ools to examine variables prior to modelling, to detect near-zero-variance (</text:span><text:span text:style-name="Caret">nearZeroVar()</text:span><text:span text:style-name="T1">) and skewness of frequency distribution. </text:span><text:span text:style-name="T2">The package also include methods for removing co-linear descriptors (</text:span><text:span text:style-name="Caret">findCorrelation()</text:span><text:span text:style-name="T2">).</text:span></text:p>
      <text:p text:style-name="P2"><text:span text:style-name="T7">P</text:span><text:span text:style-name="T3">r</text:span>edict<text:span text:style-name="T1"> comes with no such tools.</text:span></text:p>
      <text:h text:style-name="P11" text:outline-level="3">Data preprocessing</text:h>
      <text:p text:style-name="P2"><text:span text:style-name="Caret">preProcess</text:span><text:span text:style-name="T3"> vs the </text:span><text:span text:style-name="Predict">?pre.trans</text:span><text:span text:style-name="T3"> functions. </text:span><text:span text:style-name="T7">C</text:span>aret<text:span text:style-name="T3"> supports a few built-in methods. </text:span><text:span text:style-name="T7">Predict </text:span><text:span text:style-name="T3">uses plug-in functions. Only </text:span><text:span text:style-name="T7">predict </text:span><text:span text:style-name="T3">supports integration of preprocessing into the resamplin scheme.</text:span></text:p>
      <text:h text:style-name="P12" text:outline-level="3">Model training</text:h>
      <text:p text:style-name="P4"><text:span text:style-name="Caret">train</text:span><text:span text:style-name="Caret"><text:span text:style-name="T7">()</text:span></text:span><text:span text:style-name="T7"> vs </text:span><text:span text:style-name="Predict">batch.predict()</text:span><text:span text:style-name="T7">. Both can estimate performance and tune parameters internally. </text:span><text:span text:style-name="T9">In caret, models and parameter values for tuning are specified with the </text:span><text:span text:style-name="Caret">model</text:span><text:span text:style-name="T9">, </text:span><text:span text:style-name="Caret">tuneLength</text:span><text:span text:style-name="T9"> and </text:span><text:span text:style-name="Caret">tuneGrid</text:span><text:span text:style-name="T9"> parameters. In predict they are only set in the </text:span><text:span text:style-name="Predict">model</text:span><text:span text:style-name="T9"> argument.</text:span></text:p>
      <text:p text:style-name="P5"><text:span text:style-name="T10">Caret's </text:span><text:span text:style-name="Caret">tuneGrid</text:span><text:span text:style-name="T10"> takes parameter values in dataframe format, making it impossible to set parameters to NULL or vector values. Predict works with lists instead.</text:span></text:p>
      <text:h text:style-name="P13" text:outline-level="3">Plots</text:h>
      <text:p text:style-name="P3">Caret has a bunch. Predict doesn't.</text:p>
      <text:h text:style-name="P8" text:outline-level="2">Performan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adornments="Regular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Light" fo:font-size="14pt" fo:font-weight="250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250" style:font-size-asian="14pt" style:font-weight-asian="bold" style:font-size-complex="14pt" style:font-weight-complex="bold"/>
    </style:style>
    <style:style style:name="Code" style:family="text">
      <style:text-properties style:font-name="Ubuntu Mono" officeooo:rsid="0015135f" fo:background-color="#e6e6ff" style:font-size-asian="10.5pt"/>
    </style:style>
    <style:style style:name="Caret" style:family="text" style:parent-style-name="Code">
      <style:text-properties officeooo:rsid="0015135f" fo:background-color="#ffcc99" style:font-size-asian="10.5pt"/>
    </style:style>
    <style:style style:name="Predict" style:family="text" style:parent-style-name="Code">
      <style:text-properties officeooo:rsid="0015135f" fo:background-color="#e0ffd2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fer Bäcklin</meta:initial-creator>
    <meta:creation-date>2013-10-10T09:04:56</meta:creation-date>
    <dc:date>2013-11-05T21:45:58</dc:date>
    <dc:creator>Christofer Bäcklin</dc:creator>
    <meta:editing-duration>PT5H21M41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1" meta:paragraph-count="16" meta:word-count="202" meta:character-count="1424" meta:non-whitespace-character-count="1238"/>
  </office:meta>
</office:document-meta>
</file>